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Body_20_Text_20_3">
      <style:paragraph-properties fo:line-height="100%"/>
      <style:text-properties fo:font-size="12pt" fo:font-weight="bold" officeooo:rsid="0013e064" officeooo:paragraph-rsid="0013e064" style:font-size-asian="12pt" style:font-weight-asian="bold"/>
    </style:style>
    <style:style style:name="P2" style:family="paragraph" style:parent-style-name="Standard">
      <style:text-properties fo:font-size="12pt" fo:font-weight="bold" style:font-size-asian="12pt" style:font-weight-asian="bold" style:font-weight-complex="bold"/>
    </style:style>
    <style:style style:name="P3" style:family="paragraph" style:parent-style-name="Нумерованный_20_список2">
      <style:paragraph-properties fo:margin-top="0in" fo:margin-bottom="0in" style:contextual-spacing="false"/>
      <style:text-properties fo:font-size="12pt" fo:font-weight="bold" style:font-size-asian="12pt" style:font-weight-asian="bold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6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  <style:text-properties officeooo:paragraph-rsid="00157b31"/>
    </style:style>
    <style:style style:name="P8" style:family="paragraph" style:parent-style-name="Standard">
      <style:paragraph-properties fo:line-height="150%">
        <style:tab-stops>
          <style:tab-stop style:position="6.4898in" style:type="right" style:leader-style="dotted" style:leader-text="."/>
        </style:tab-stops>
      </style:paragraph-properties>
      <style:text-properties officeooo:paragraph-rsid="00157b31"/>
    </style:style>
    <style:style style:name="P9" style:family="paragraph" style:parent-style-name="Standard">
      <style:paragraph-properties fo:line-height="150%"/>
    </style:style>
    <style:style style:name="P10" style:family="paragraph" style:parent-style-name="Default">
      <style:paragraph-properties fo:margin-top="0in" fo:margin-bottom="0.1366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Default">
      <style:text-properties fo:font-size="14pt" fo:font-style="italic" style:font-size-asian="14pt" style:font-style-asian="italic" style:font-size-complex="14pt"/>
    </style:style>
    <style:style style:name="P12" style:family="paragraph" style:parent-style-name="Default">
      <style:paragraph-properties fo:margin-top="0in" fo:margin-bottom="0.1366in" style:contextual-spacing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Default">
      <style:paragraph-properties fo:margin-top="0in" fo:margin-bottom="0.1366in" style:contextual-spacing="false"/>
      <style:text-properties fo:font-size="14pt" fo:font-style="italic" officeooo:rsid="0013e064" officeooo:paragraph-rsid="0013e064" style:font-size-asian="14pt" style:font-style-asian="italic" style:font-size-complex="14pt"/>
    </style:style>
    <style:style style:name="P14" style:family="paragraph" style:parent-style-name="Default">
      <style:paragraph-properties fo:margin-top="0in" fo:margin-bottom="0.1366in" style:contextual-spacing="false"/>
      <style:text-properties fo:font-size="14pt" fo:font-style="italic" officeooo:paragraph-rsid="00157b31" style:font-size-asian="14pt" style:font-style-asian="italic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.0835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3e064"/>
    </style:style>
    <style:style style:name="P19" style:family="paragraph" style:parent-style-name="Standard">
      <style:paragraph-properties fo:margin-left="2.9535in" fo:margin-right="0in" fo:text-indent="0.3937in" style:auto-text-indent="false"/>
    </style:style>
    <style:style style:name="P20" style:family="paragraph" style:parent-style-name="Standard">
      <style:paragraph-properties fo:margin-top="0in" fo:margin-bottom="0.0835in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22" style:family="paragraph" style:parent-style-name="Default">
      <style:paragraph-properties fo:margin-top="0in" fo:margin-bottom="0.1366in" style:contextual-spacing="false"/>
      <style:text-properties fo:font-size="14pt" fo:font-style="italic" style:font-size-asian="14pt" style:font-style-asian="italic" style:font-size-complex="14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157b31"/>
    </style:style>
    <style:style style:name="P27" style:family="paragraph" style:parent-style-name="Heading_20_6">
      <style:paragraph-properties fo:margin-top="0.0835in" fo:margin-bottom="0in" style:contextual-spacing="false"/>
      <style:text-properties fo:font-size="12pt" style:font-size-asian="12pt"/>
    </style:style>
    <style:style style:name="P28" style:family="paragraph" style:parent-style-name="Heading_20_6">
      <style:paragraph-properties fo:margin-top="0.0417in" fo:margin-bottom="0.0417in" style:contextual-spacing="false"/>
      <style:text-properties fo:font-size="12pt" style:font-size-asian="12pt"/>
    </style:style>
    <style:style style:name="P29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30" style:family="paragraph" style:parent-style-name="Heading_20_7">
      <style:paragraph-properties fo:margin-left="0in" fo:margin-right="0in" fo:margin-top="0.1665in" fo:margin-bottom="0in" style:contextual-spacing="false" fo:text-indent="0in" style:auto-text-indent="false"/>
      <style:text-properties fo:font-size="12pt" style:font-size-asian="12pt"/>
    </style:style>
    <style:style style:name="P31" style:family="paragraph" style:parent-style-name="listing">
      <style:text-properties fo:color="#8d5c48" loext:opacity="100%" style:font-name="FreeMono" fo:font-size="12pt" fo:font-style="normal" officeooo:rsid="0005d491" officeooo:paragraph-rsid="0013e064" style:font-size-asian="12pt" style:font-style-asian="normal" style:font-size-complex="12pt" style:font-style-complex="normal"/>
    </style:style>
    <style:style style:name="P32" style:family="paragraph" style:parent-style-name="listing">
      <style:paragraph-properties fo:margin-top="0in" fo:margin-bottom="0.1366in" style:contextual-spacing="false"/>
      <style:text-properties fo:color="#8d5c48" loext:opacity="100%" style:font-name="FreeMono" fo:font-size="12pt" fo:font-style="normal" fo:font-weight="bold" officeooo:rsid="0005d491" officeooo:paragraph-rsid="0013e064" style:font-size-asian="12pt" style:font-style-asian="normal" style:font-weight-asian="bold" style:font-size-complex="12pt" style:font-style-complex="normal"/>
    </style:style>
    <style:style style:name="P33" style:family="paragraph" style:parent-style-name="listing">
      <style:text-properties fo:color="#8d5c48" loext:opacity="100%" style:font-name="FreeMono" fo:font-size="12pt" fo:font-style="normal" fo:font-weight="bold" officeooo:rsid="0005d491" officeooo:paragraph-rsid="00157b31" style:font-size-asian="12pt" style:font-style-asian="normal" style:font-weight-asian="bold" style:font-size-complex="12pt" style:font-style-complex="normal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officeooo:rsid="00157b31" style:language-asian="none" style:country-asian="none"/>
    </style:style>
    <style:style style:name="T3" style:family="text">
      <style:text-properties fo:language="none" fo:country="none" fo:font-style="italic" style:language-asian="none" style:country-asian="none" style:font-style-asian="italic"/>
    </style:style>
    <style:style style:name="T4" style:family="text">
      <style:text-properties fo:language="none" fo:country="none" fo:font-style="italic" fo:font-weight="normal" officeooo:rsid="0013e064" style:language-asian="none" style:country-asian="none" style:font-style-asian="italic" style:font-weight-asian="normal"/>
    </style:style>
    <style:style style:name="T5" style:family="text">
      <style:text-properties fo:language="none" fo:country="none" fo:font-style="italic" fo:font-weight="normal" officeooo:rsid="00157b31" style:language-asian="none" style:country-asian="none" style:font-style-asian="italic" style:font-weight-asian="normal"/>
    </style:style>
    <style:style style:name="T6" style:family="text">
      <style:text-properties fo:language="none" fo:country="none" fo:font-style="normal" fo:font-weight="normal" officeooo:rsid="0013e064" style:language-asian="none" style:country-asian="none" style:font-style-asian="normal" style:font-weight-asian="normal" style:font-style-complex="normal"/>
    </style:style>
    <style:style style:name="T7" style:family="text">
      <style:text-properties fo:language="none" fo:country="none" fo:font-style="normal" fo:font-weight="normal" officeooo:rsid="00157b31" style:language-asian="none" style:country-asian="none" style:font-style-asian="normal" style:font-weight-asian="normal" style:font-style-complex="normal"/>
    </style:style>
    <style:style style:name="T8" style:family="text">
      <style:text-properties fo:font-style="italic" fo:font-weight="normal" style:font-style-asian="italic" style:font-weight-asian="normal"/>
    </style:style>
    <style:style style:name="T9" style:family="text">
      <style:text-properties fo:font-style="italic" fo:font-weight="normal" officeooo:rsid="0013e064" style:font-style-asian="italic" style:font-weight-asian="normal"/>
    </style:style>
    <style:style style:name="T10" style:family="text">
      <style:text-properties fo:font-style="italic" fo:font-weight="normal" officeooo:rsid="00157b31" style:font-style-asian="italic" style:font-weight-asian="normal"/>
    </style:style>
    <style:style style:name="T11" style:family="text">
      <style:text-properties officeooo:rsid="0013e064"/>
    </style:style>
    <style:style style:name="T12" style:family="text">
      <style:text-properties style:text-position="super 58%"/>
    </style:style>
    <style:style style:name="T13" style:family="text">
      <style:text-properties officeooo:rsid="00157b3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6">МИНИСТЕРСТВО НАУКИ И ВЫСШЕГО ОБРАЗОВАНИЯ<text:line-break/> РОССИЙСКОЙ ФЕДЕРАЦИИ</text:h>
      <text:h text:style-name="P27" text:outline-level="6">ФЕДЕРАЛЬНОЕ ГОСУДАРСТВЕННОЕ АВТОНОМНОЕ ОБРАЗОВАТЕЛЬНОЕ УЧРЕЖДЕНИЕ ВЫСШЕГО ОБРАЗОВАНИЯ</text:h>
      <text:h text:style-name="P27" text:outline-level="6">НОВОСИБИРСКИЙ НАЦИОНАЛЬНЫЙ ИССЛЕДОВАТЕЛЬСКИЙ ГОСУДАРСТВЕННЫЙ УНИВЕРСИТЕТ</text:h>
      <text:h text:style-name="P28" text:outline-level="6">Факультет информационных технологий</text:h>
      <text:p text:style-name="P23">Кафедра параллельных вычислений</text:p>
      <text:p text:style-name="P2"/>
      <text:p text:style-name="P3"/>
      <text:h text:style-name="P29" text:outline-level="7">ОТЧЕТ</text:h>
      <text:h text:style-name="P30" text:outline-level="7">О ВЫПОЛНЕНИИ ЛАБОРАТОРНОЙ РАБОТЫ</text:h>
      <text:p text:style-name="P5"/>
      <text:p text:style-name="P18">«нОПРЕДЕЛЕНИЕ ВРЕМЕНИ РАБОТЫ ПРИКЛАДНЫ<text:span text:style-name="T11">Х </text:span>ПРОГРАММ»</text:p>
      <text:p text:style-name="P16"/>
      <text:p text:style-name="P16">студента <text:span text:style-name="T11">2</text:span> курса, <text:span text:style-name="T11">21202</text:span> группы</text:p>
      <text:p text:style-name="P16"/>
      <text:p text:style-name="P1">Бирюкова Александра Алексеевича</text:p>
      <text:p text:style-name="P4"/>
      <text:p text:style-name="P17">Направление 09.03.01 – «Информатика и вычислительная техника»</text:p>
      <text:p text:style-name="P9"/>
      <text:p text:style-name="Standard"/>
      <text:p text:style-name="Standard"/>
      <text:p text:style-name="P19">Преподаватель:</text:p>
      <text:p text:style-name="P19">В.А.Перепелкин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Новосибирск 20<text:span text:style-name="T11">22</text:span></text:p>
      <text:p text:style-name="P20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18443921" text:style-name="Index_20_Link" text:visited-style-name="Index_20_Link"><text:span text:style-name="T1">ЦЕЛЬ<text:tab/>3</text:span></text:a></text:p>
          <text:p text:style-name="P6"><text:a xlink:type="simple" xlink:href="#__RefHeading___Toc18443922" text:style-name="Index_20_Link" text:visited-style-name="Index_20_Link"><text:span text:style-name="T1">ЗАДАНИЕ<text:tab/>3</text:span></text:a></text:p>
          <text:p text:style-name="P6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6"><text:a xlink:type="simple" xlink:href="#__RefHeading___Toc18443924" text:style-name="Index_20_Link" text:visited-style-name="Index_20_Link"><text:span text:style-name="T1">ЗАКЛЮЧЕНИЕ<text:tab/>5</text:span></text:a></text:p>
          <text:p text:style-name="P7"><text:a xlink:type="simple" xlink:href="#__RefHeading___Toc18443925" text:style-name="Index_20_Link" text:visited-style-name="Index_20_Link"><text:span text:style-name="T1">Приложение 1.</text:span></text:a><text:a xlink:type="simple" xlink:href="#__RefHeading___Toc18443925" text:style-name="Index_20_Link" text:visited-style-name="Index_20_Link"><text:span text:style-name="T3"> </text:span></text:a><text:a xlink:type="simple" xlink:href="#__RefHeading___Toc18443925" text:style-name="Index_20_Link" text:visited-style-name="Index_20_Link"><text:span text:style-name="T4">Функция для вычисления числа Пи</text:span></text:a><text:a xlink:type="simple" xlink:href="#__RefHeading___Toc18443925" text:style-name="Index_20_Link" text:visited-style-name="Index_20_Link"><text:span text:style-name="T1"><text:tab/>6</text:span></text:a></text:p>
          <text:p text:style-name="P8"><text:span text:style-name="T6">Приложение 2</text:span><text:span text:style-name="T4">. Команда компиляции и однократное измерение времени</text:span><text:a xlink:type="simple" xlink:href="#__RefHeading___Toc18443925" text:style-name="Index_20_Link" text:visited-style-name="Index_20_Link"><text:span text:style-name="T1"><text:tab/></text:span></text:a><text:span text:style-name="T2">7</text:span></text:p>
          <text:p text:style-name="P8"><text:span text:style-name="T6">Приложение </text:span><text:span text:style-name="T7">3</text:span><text:span text:style-name="T6">.</text:span><text:span text:style-name="T4"> </text:span><text:span text:style-name="T5">Полный код программы вместе с измерением времени</text:span><text:a xlink:type="simple" xlink:href="#__RefHeading___Toc18443925" text:style-name="Index_20_Link" text:visited-style-name="Index_20_Link"><text:span text:style-name="T1"><text:tab/></text:span></text:a><text:span text:style-name="T2">8</text:span></text:p>
          <text:p text:style-name="P8"><text:span text:style-name="T6">Приложение </text:span><text:span text:style-name="T7">4</text:span><text:span text:style-name="T6">. </text:span><text:span text:style-name="T5">Процесс многократного измерения времени</text:span><text:a xlink:type="simple" xlink:href="#__RefHeading___Toc18443925" text:style-name="Index_20_Link" text:visited-style-name="Index_20_Link"><text:span text:style-name="T1"><text:tab/></text:span></text:a><text:span text:style-name="T2">9</text:span></text:p>
        </text:index-body>
      </text:table-of-content>
      <text:p text:style-name="P21"/>
      <text:p text:style-name="P10"/>
      <text:h text:style-name="P24" text:outline-level="1"><text:bookmark-start text:name="__RefHeading___Toc18443921"/>ЦЕЛЬ<text:bookmark-end text:name="__RefHeading___Toc18443921"/></text:h>
      <text:p text:style-name="P12"><text:s text:c="4"/>1. Изучение методики измерения времени работы подпрограммы.</text:p>
      <text:p text:style-name="P12"><text:s text:c="4"/>2. Изучение приемов повышения точности измерения времени работы подпрограммы.</text:p>
      <text:p text:style-name="P12"><text:s text:c="4"/>3. Изучение способов измерения времени работы подпрограммы.</text:p>
      <text:p text:style-name="P12"><text:s text:c="4"/>4. Измерение времени работы подпрограммы в прикладной программе.</text:p>
      <text:p text:style-name="P12"/>
      <text:h text:style-name="Heading_20_1" text:outline-level="1"><text:bookmark-start text:name="__RefHeading___Toc18443922"/>ЗАДАНИЕ<text:bookmark-end text:name="__RefHeading___Toc18443922"/></text:h>
      <text:p text:style-name="P12"><text:s text:c="4"/>1. Написать программу на языке C или C++, которая реализует</text:p>
      <text:p text:style-name="P12">выбранный алгоритм из задания.</text:p>
      <text:p text:style-name="P12"><text:s text:c="4"/>2. Проверить правильность работы программы на нескольких тестовых наборах входных данных.</text:p>
      <text:p text:style-name="P12"><text:s text:c="4"/>3. Выбрать значение параметра N таким, чтобы время работы программы было порядка 15 секунд.</text:p>
      <text:p text:style-name="P12"><text:s text:c="4"/>4. По приведенной методике определить время работы подпрограммы тестовой программы с относительной погрешностью не более 1%.</text:p>
      <text:p text:style-name="P12"><text:s text:c="4"/>5. Составить отчет по лабораторной работе. Отчет должен содержать следующее:</text:p>
      <text:p text:style-name="P12"><text:s text:c="8"/>1. Титульный лист.</text:p>
      <text:p text:style-name="P12"><text:s text:c="8"/>2. Цель лабораторной работы.</text:p>
      <text:p text:style-name="P12"><text:s text:c="8"/>3. Вариант задания.</text:p>
      <text:p text:style-name="P12"><text:s text:c="8"/>4. Описание методики для определения времени работы программы.</text:p>
      <text:p text:style-name="P12"><text:s text:c="8"/>5. Результат измерения времени работы программы.</text:p>
      <text:p text:style-name="P12"><text:s text:c="8"/>6. Полный компилируемый листинг реализованной программы и</text:p>
      <text:p text:style-name="P12">команду для ее компиляции.</text:p>
      <text:p text:style-name="P12"><text:s text:c="8"/>7. Вывод по результатам лабораторной работы.</text:p>
      <text:p text:style-name="P12">Для выполнения был выбран вариант задания №1: Алгоритм вычисления числа Пи с помощью разложения в ряд (ряд Грегори-Лейбница) по формуле Лейбница N первых членов </text:p>
      <text:p text:style-name="P12"/>
      <text:h text:style-name="P24" text:outline-level="1"><text:bookmark-start text:name="__RefHeading___Toc18443923"/>ОПИСАНИЕ РАБОТЫ<text:bookmark-end text:name="__RefHeading___Toc18443923"/></text:h>
      <text:p text:style-name="P12"><text:s text:c="4"/>1. Была написана функция на языке C <text:span text:style-name="T11">(см. Приложение 1)</text:span></text:p>
      <text:p text:style-name="P12"><text:s text:c="7"/>Значение N выбрано так, чтобы время работы программы было порядка 15 секунд.</text:p>
      <text:p text:style-name="P12"><text:s text:c="4"/>2. Имеем заданную величину допустимого значения относительной погрешности — 1%.</text:p>
      <text:p text:style-name="P12"><text:s text:c="4"/>3. Выполнена оценка времени выполнения программы с помощью его однократного измерения. Измеренное время оказалось равным 17.504786 секунд <text:span text:style-name="T11">(см. Приложение 2)</text:span>. Значит, допустимое абсолютное значение погрешности равно 0.1<text:span text:style-name="T11">7</text:span> секунд (значение округлено вниз без потери смысла)</text:p>
      <text:p text:style-name="P12"><text:s text:c="4"/>4. Для измерения времени использовалась машина с ОС Ubuntu. Степень загрузки процессора другими процессами оценена как низкая. Поэтому был выбран таймер, обеспечивающий измерение системного времени — функция clock_gettime библиотеки time. Ее погрешность равна погрешности системного таймера — 10<text:span text:style-name="T12">-9</text:span> секунд. Это меньше вычисленного ранее допустимого абсолютного значения погрешности.</text:p>
      <text:p text:style-name="P12"><text:s text:c="7"/><text:span text:style-name="T11">К</text:span>од программы вместе с измерением времени <text:span text:style-name="T11">см в Приложении 3.</text:span></text:p>
      <text:p text:style-name="P12"><text:s text:c="4"/>5. Возможное влияние внешних факторов было уменьшено путем многократного измерения (<text:span text:style-name="T13">13</text:span> раз). </text:p>
      <text:p text:style-name="P12">При этом перед каждым запуском выполнялся сброс буфера отложенной записи с помощью команды sync, как было сказано в методичке.</text:p>
      <text:p text:style-name="P13"><text:s text:c="7"/>То, как протекал процесс многократного измерения времени, можно посмотреть в Приложении 4.</text:p>
      <text:p text:style-name="P12"><text:s text:c="7"/>В качестве наиболее точного было выбрано минимальное время.</text:p>
      <text:p text:style-name="P12"><text:s text:c="7"/>Т.к. измерение времени было выполнено в соответствии с методикой, влиянием посторонних факторов можно пренебречь. Поэтому погрешность выполненного измерения равна 10<text:span text:style-name="T12">-9</text:span> секунд.</text:p>
      <text:h text:style-name="P24" text:outline-level="1"><text:bookmark-start text:name="__RefHeading___Toc18443924"/>ЗАКЛЮЧЕНИЕ<text:bookmark-end text:name="__RefHeading___Toc18443924"/></text:h>
      <text:p text:style-name="P11">Измеренное время работы программы оказалось равным 17.502665 секундам. Погрешность измерения составила 10-9 секунд. </text:p>
      <text:p text:style-name="P15"/>
      <text:h text:style-name="P25" text:outline-level="1"><text:bookmark-start text:name="__RefHeading___Toc18443925"/>Приложение 1.<text:span text:style-name="T8"> </text:span><text:span text:style-name="T9">Функция для вычисления числа Пи</text:span><text:bookmark-end text:name="__RefHeading___Toc18443925"/></text:h>
      <text:list xml:id="list3120451015" text:style-name="WW8Num8">
        <text:list-item>
          <text:p text:style-name="P31">double CountPi(long long N) {</text:p>
        </text:list-item>
        <text:list-item>
          <text:p text:style-name="P31"><text:s text:c="4"/>double pi = 0;</text:p>
        </text:list-item>
        <text:list-item>
          <text:p text:style-name="P31"><text:s text:c="4"/>double sign = 1;</text:p>
        </text:list-item>
        <text:list-item>
          <text:p text:style-name="P31"><text:s text:c="4"/>for (long long n = 1; n &lt;= N; n += 2) {</text:p>
        </text:list-item>
        <text:list-item>
          <text:p text:style-name="P31"><text:s text:c="8"/>pi += sign * 4 / n;</text:p>
        </text:list-item>
        <text:list-item>
          <text:p text:style-name="P31"><text:s text:c="8"/>sign = -sign;</text:p>
        </text:list-item>
        <text:list-item>
          <text:p text:style-name="P31"><text:s text:c="4"/>}</text:p>
        </text:list-item>
        <text:list-item>
          <text:p text:style-name="P31"><text:s text:c="4"/>return pi;</text:p>
        </text:list-item>
        <text:list-item>
          <text:p text:style-name="P32">}</text:p>
        </text:list-item>
      </text:list>
      <text:h text:style-name="P26" text:outline-level="1"><text:bookmark-start text:name="__RefHeading___Toc184439251"/>Приложение <text:span text:style-name="T13">2</text:span>.<text:span text:style-name="T8"> </text:span><text:span text:style-name="T10">Команда компиляции и однократное измерение времени</text:span><text:bookmark-end text:name="__RefHeading___Toc184439251"/></text:h>
      <text:list xml:id="list163243185176386" text:continue-numbering="true" text:style-name="WW8Num8">
        <text:list-item>
          <text:p text:style-name="P33">evmpu@comrade:~/21202/Biryuckoff$ gcc code.c</text:p>
        </text:list-item>
        <text:list-item>
          <text:p text:style-name="P33">evmpu@comrade:~/21202/Biryuckoff$ ./a.out</text:p>
        </text:list-item>
        <text:list-item>
          <text:p text:style-name="P33">Time taken: 17.507354 sec.</text:p>
        </text:list-item>
      </text:list>
      <text:h text:style-name="P26" text:outline-level="1">Приложение <text:span text:style-name="T13">3</text:span>.<text:span text:style-name="T8"> </text:span><text:span text:style-name="T10">Полный код программы вместе с измерением времени</text:span></text:h>
      <text:list xml:id="list163242544358132" text:continue-numbering="true" text:style-name="WW8Num8">
        <text:list-item>
          <text:p text:style-name="P33">#include &lt;stdio.h&gt;</text:p>
        </text:list-item>
        <text:list-item>
          <text:p text:style-name="P33">#include &lt;time.h&gt;</text:p>
        </text:list-item>
        <text:list-item>
          <text:p text:style-name="P33"/>
        </text:list-item>
        <text:list-item>
          <text:p text:style-name="P33">double CountPi(long long N) {</text:p>
        </text:list-item>
        <text:list-item>
          <text:p text:style-name="P33"><text:s text:c="4"/>double pi = 0;</text:p>
        </text:list-item>
        <text:list-item>
          <text:p text:style-name="P33"><text:s text:c="4"/>double sign = 1;</text:p>
        </text:list-item>
        <text:list-item>
          <text:p text:style-name="P33"><text:s text:c="4"/>for (long long n = 1; n &lt;= N; n += 2) {</text:p>
        </text:list-item>
        <text:list-item>
          <text:p text:style-name="P33"><text:s text:c="8"/>pi += sign * 4 / n;</text:p>
        </text:list-item>
        <text:list-item>
          <text:p text:style-name="P33"><text:s text:c="8"/>sign = -sign;</text:p>
        </text:list-item>
        <text:list-item>
          <text:p text:style-name="P33"><text:s text:c="4"/>}</text:p>
        </text:list-item>
        <text:list-item>
          <text:p text:style-name="P33"><text:s text:c="4"/>return pi;</text:p>
        </text:list-item>
        <text:list-item>
          <text:p text:style-name="P33">}</text:p>
        </text:list-item>
        <text:list-item>
          <text:p text:style-name="P33"/>
        </text:list-item>
        <text:list-item>
          <text:p text:style-name="P33">int main()</text:p>
        </text:list-item>
        <text:list-item>
          <text:p text:style-name="P33">{</text:p>
        </text:list-item>
        <text:list-item>
          <text:p text:style-name="P33"><text:s text:c="4"/>long long N = 5000000000;</text:p>
        </text:list-item>
        <text:list-item>
          <text:p text:style-name="P33"/>
        </text:list-item>
        <text:list-item>
          <text:p text:style-name="P33"><text:s text:c="4"/>struct timespec start, end;</text:p>
        </text:list-item>
        <text:list-item>
          <text:p text:style-name="P33"><text:s text:c="4"/>clock_gettime(CLOCK_MONOTONIC_RAW, &amp;start);</text:p>
        </text:list-item>
        <text:list-item>
          <text:p text:style-name="P33"><text:s text:c="4"/>double pi = CountPi(N);</text:p>
        </text:list-item>
        <text:list-item>
          <text:p text:style-name="P33"><text:s text:c="4"/>clock_gettime(CLOCK_MONOTONIC_RAW, &amp;end);</text:p>
        </text:list-item>
        <text:list-item>
          <text:p text:style-name="P33"><text:s text:c="4"/>printf("Time taken: %lf sec.\n",</text:p>
        </text:list-item>
        <text:list-item>
          <text:p text:style-name="P33"><text:s text:c="11"/>end.tv_sec-start.tv_sec</text:p>
        </text:list-item>
        <text:list-item>
          <text:p text:style-name="P33"><text:s text:c="11"/>+ 0.000000001*(end.tv_nsec-start.tv_nsec));</text:p>
        </text:list-item>
        <text:list-item>
          <text:p text:style-name="P33"><text:s text:c="4"/>return 0;</text:p>
        </text:list-item>
        <text:list-item>
          <text:p text:style-name="P33">}</text:p>
        </text:list-item>
      </text:list>
      <text:h text:style-name="P26" text:outline-level="1">Приложение <text:span text:style-name="T13">4</text:span>.<text:span text:style-name="T8"> </text:span><text:span text:style-name="T10">Процесс многократного измерения времени</text:span></text:h>
      <text:list xml:id="list163243056827662" text:continue-numbering="true" text:style-name="WW8Num8"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9050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6406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8552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6572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2665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7263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9207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71925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766014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78472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742429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6772 sec.</text:p>
        </text:list-item>
        <text:list-item>
          <text:p text:style-name="P33">evmpu@comrade:~/21202/Biryuckoff$ sync</text:p>
        </text:list-item>
        <text:list-item>
          <text:p text:style-name="P33">evmpu@comrade:~/21202/Biryuckoff$ ./a.out</text:p>
        </text:list-item>
        <text:list-item>
          <text:p text:style-name="P33">Time taken: 17.506976 sec.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style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/>
    </style:style>
    <style:style style:name="Body_20_Text_20_3" style:display-name="Body Text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style:contextual-spacing="false" fo:line-height="107%" fo:text-align="start" style:justify-single-word="false" fo:keep-together="always" fo:text-indent="0in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listing" style:family="paragraph" style:parent-style-name="Standard" style:list-style-name="WW8Num8">
      <loext:graphic-properties draw:fill="solid" draw:fill-color="#f2f2f2"/>
      <style:paragraph-properties fo:margin-top="0.0835in" fo:margin-bottom="0.2083in" style:contextual-spacing="true" fo:line-height="100%" fo:text-align="start" style:justify-single-word="false" fo:keep-together="always" fo:hyphenation-ladder-count="no-limit" fo:background-color="#f2f2f2" fo:padding-left="0.2917in" fo:padding-right="0.0417in" fo:padding-top="0.028in" fo:padding-bottom="0.0555in" fo:border-left="3pt solid #a6a6a6" fo:border-right="0.51pt solid #a6a6a6" fo:border-top="0.51pt solid #a6a6a6" fo:border-bottom="0.51pt solid #a6a6a6" style:shadow="none" fo:keep-with-next="always"/>
      <style:text-properties style:font-name="Consolas" fo:font-family="Consolas" style:font-family-generic="modern" fo:font-size="9pt" fo:language="en" fo:country="US" style:font-size-asian="9pt" style:language-asian="none" style:country-asian="none" style:font-name-complex="Consolas" style:font-family-complex="Consolas" style:font-family-generic-complex="modern" fo:hyphenate="fals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WW8Num8z0" style:family="text">
      <style:text-properties fo:color="#a6a6a6" loext:opacity="100%" fo:font-size="8pt" fo:font-weight="normal" style:font-size-asian="8pt" style:font-weight-asian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5:38:00</meta:creation-date>
    <dc:date>2022-10-13T15:35:54.951518494</dc:date>
    <meta:editing-cycles>4</meta:editing-cycles>
    <meta:editing-duration>PT13M36S</meta:editing-duration>
    <meta:generator>LibreOffice/7.3.6.2$Linux_X86_64 LibreOffice_project/30$Build-2</meta:generator>
    <meta:document-statistic meta:table-count="0" meta:image-count="0" meta:object-count="0" meta:page-count="9" meta:paragraph-count="139" meta:word-count="802" meta:character-count="6417" meta:non-whitespace-character-count="5551"/>
  </office:meta>
</office:document-meta>
</file>